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language-asian="zh" style:country-asian="TW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language-asian="zh" style:country-asian="TW" style:font-weight-asian="normal" style:font-size-complex="16pt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簡易2D遊戲</text:p>
      <text:p text:style-name="P1"/>
      <text:p text:style-name="P2">Racket :</text:p>
      <text:p text:style-name="P2"><text:s text:c="2"/><text:span text:style-name="T1">透過滑鼠來讓Racket移動。</text:span></text:p>
      <text:p text:style-name="P2">Block:</text:p>
      <text:p text:style-name="P2"><text:s text:c="2"/><text:span text:style-name="T1">碰到球而消失，並能得分。</text:span></text:p>
      <text:p text:style-name="P2">Ball:</text:p>
      <text:p text:style-name="P2"><text:s text:c="2"/><text:span text:style-name="T1">碰到Racket會有物理碰撞效果，並能讓他做反射動作。碰到Block會有反射動作。</text:span></text:p>
      <text:p text:style-name="P2">ScreenDisplay:</text:p>
      <text:p text:style-name="P2"><text:s text:c="2"/><text:span text:style-name="T1">控制整個UI，可讓整個畫面有變暗的效果，他會依據GameManager做出判斷。</text:span></text:p>
      <text:p text:style-name="P2">ScoreDisplay:</text:p>
      <text:p text:style-name="P2"><text:s text:c="2"/><text:span text:style-name="T1">顯示得分Score。</text:span></text:p>
      <text:p text:style-name="P2">GameManager:</text:p>
      <text:p text:style-name="P2"><text:s/><text:span text:style-name="T1"><text:s/>它是一個遊戲管理者，可控制整個遊戲，一旦Ball掉下去，可以重生一個Ball物件。它會計算出遊戲場景中的Block的數量，當有Block的數量有變動時，自動更新裡面的數據(List&lt;Block&gt; blocks)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ison Su</meta:initial-creator>
    <meta:creation-date>2019-04-15T18:26:54.29</meta:creation-date>
    <meta:document-statistic meta:table-count="0" meta:image-count="0" meta:object-count="0" meta:page-count="1" meta:paragraph-count="13" meta:word-count="175" meta:character-count="300"/>
    <dc:date>2019-04-15T18:45:31.82</dc:date>
    <dc:creator>Edison Su</dc:creator>
    <meta:editing-duration>PT3M17S</meta:editing-duration>
    <meta:editing-cycles>1</meta:editing-cycles>
    <meta:generator>OpenOffice/4.1.6$Win32 OpenOffice.org_project/416m1$Build-9790</meta:generator>
  </office:meta>
</office:document-meta>
</file>